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ValidatorAction.getStringValue( Object par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ValidatorAction.getDefault( Configuration conf , Configuration c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ValidatorAction.validateDouble( String name , Configuration constraints , Configuration conf , Map params , boolean is_string , Object param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AbstractValidatorAction.getSetOfParameterNamesFromSitemap( String valstr , Map des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ValidatorAction.act( Redirector redirector , SourceResolver resolver , Map objectModel , String src , Parameters parameter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AbstractValidatorAction.indexConfiguration( Configuration [ ] descrip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ValidatorAction.validateValue( String name , Configuration constraints , Configuration conf , Map params , boolean isString , String typ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AbstractValidatorAction.isDescriptorReload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ValidatorAction.getDoubleValue( Object param , boolean is_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ValidatorAction.validateParameter( String name , String rule , Configuration constraints , Map conf , Map params , boolean isStr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ValidatorAction.getNullable( Configuration conf , Configuration c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ValidatorAction.validateString( String name , Configuration constraints , Configuration conf , Map params , Object param )</text:p>
          </table:table-cell>
          <table:table-cell office:value-type="float" office:value="37">
            <text:p text:style-name="Table_20_Contents">37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21">
            <text:p text:style-name="Table_20_Contents">121</text:p>
          </table:table-cell>
        </table:table-row>
        <table:table-row>
          <table:table-cell office:value-type="string">
            <text:p text:style-name="Table_20_Contents">AbstractValidatorAction.getAttributeAsDouble( Configuration conf , String name , Double df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ValidatorAction.getDescriptor( SourceResolver resolver , Map objectModel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ValidatorAction.setResult( Map objectModel , Map actionMap , Map resultMap , boolean allO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ValidatorAction.validateSetOfParameters( Map desc , Map actionMap , Map resultMap , Collection set , Map params , boolean isStr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ValidatorAction.getAttributeAsLong( Configuration conf , String name , Long df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ValidatorAction.getLongValue( Object param , boolean is_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ValidatorAction.resolveConstraints( String valsetstr , Map conse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ValidatorAction.validateParameter( String name , Configuration constraints , Map conf , Map params , boolean is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alidatorAction.validateLong( String name , Configuration constraints , Configuration conf , Map params , boolean is_string , Object param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7">
            <text:p text:style-name="Table_20_Contents">7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